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variant="normal" fo:text-transform="none" style:font-name="Noto Sans" fo:font-size="12pt" fo:letter-spacing="normal" fo:font-style="normal" fo:font-weight="bold" officeooo:paragraph-rsid="005975a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style:font-name="Noto Sans" fo:font-size="12pt" fo:letter-spacing="normal" fo:font-style="normal" fo:font-weight="normal" officeooo:paragraph-rsid="005975ad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style:font-name="Noto Sans" fo:font-size="12pt" fo:letter-spacing="normal" fo:font-style="normal" fo:font-weight="normal" officeooo:paragraph-rsid="005975ad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Noto Sans" fo:font-size="12pt" officeooo:paragraph-rsid="005975ad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style:font-name="Noto Sans" fo:font-size="13pt" fo:letter-spacing="normal" fo:font-style="normal" fo:font-weight="bold" officeooo:paragraph-rsid="005975ad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style:font-name="Noto Sans" fo:font-size="12pt" fo:letter-spacing="normal" fo:font-style="normal" fo:font-weight="normal" officeooo:paragraph-rsid="005975ad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style:font-name="Noto Sans" fo:font-size="12pt" fo:letter-spacing="normal" fo:font-style="normal" fo:font-weight="normal" officeooo:paragraph-rsid="005975ad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style:font-name="Noto Sans" fo:font-size="12pt" fo:letter-spacing="normal" fo:font-style="normal" fo:font-weight="normal" officeooo:paragraph-rsid="0071b854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style:font-name="Noto Sans" fo:font-size="12pt" fo:letter-spacing="normal" fo:font-style="normal" fo:font-weight="normal" officeooo:paragraph-rsid="0071b854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style:font-name="Noto Sans" fo:font-size="12pt" fo:letter-spacing="normal" fo:font-style="normal" fo:font-weight="normal" officeooo:paragraph-rsid="007d63d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style:font-name="Noto Sans" fo:font-size="12pt" fo:letter-spacing="normal" fo:font-style="normal" fo:font-weight="normal" officeooo:paragraph-rsid="0071b854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style:font-name="Noto Sans" fo:font-size="12pt" fo:letter-spacing="normal" fo:font-style="normal" fo:font-weight="normal" officeooo:rsid="0001a68c" officeooo:paragraph-rsid="007d63d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style:font-name="Noto Sans" fo:font-size="12pt" fo:letter-spacing="normal" fo:font-style="normal" fo:font-weight="normal" officeooo:rsid="0001a68c" officeooo:paragraph-rsid="0071b854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242a2e" style:font-name="Noto Sans" fo:font-size="12pt" fo:letter-spacing="normal" fo:font-style="normal" fo:font-weight="normal" officeooo:rsid="0019a3b1" officeooo:paragraph-rsid="0071b85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>
        <style:tab-stops>
          <style:tab-stop style:position="4.738cm"/>
          <style:tab-stop style:position="4.93cm"/>
        </style:tab-stops>
      </style:paragraph-properties>
      <style:text-properties fo:font-variant="normal" fo:text-transform="none" fo:color="#242a2e" style:font-name="Noto Sans" fo:font-size="12pt" fo:letter-spacing="normal" fo:font-style="normal" fo:font-weight="normal" officeooo:rsid="0019a3b1" officeooo:paragraph-rsid="0071b854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242a2e" style:font-name="Noto Sans" fo:font-size="12pt" fo:letter-spacing="normal" fo:font-style="normal" fo:font-weight="normal" officeooo:rsid="0019a3b1" officeooo:paragraph-rsid="007da517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242a2e" style:font-name="Noto Sans" fo:font-size="12pt" fo:letter-spacing="normal" fo:font-style="normal" fo:font-weight="normal" officeooo:rsid="0019a3b1" officeooo:paragraph-rsid="007d8a59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242a2e" style:font-name="Noto Sans" fo:font-size="12pt" fo:letter-spacing="normal" fo:font-style="normal" fo:font-weight="normal" officeooo:rsid="0019a3b1" officeooo:paragraph-rsid="007e7c2e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242a2e" style:font-name="Noto Sans" fo:font-size="12pt" fo:letter-spacing="normal" fo:font-style="normal" fo:font-weight="normal" officeooo:rsid="0019a3b1" officeooo:paragraph-rsid="007fee0f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242a2e" style:font-name="Noto Sans" fo:font-size="12pt" fo:letter-spacing="normal" fo:font-style="normal" fo:font-weight="normal" officeooo:rsid="000e8a3e" officeooo:paragraph-rsid="007d63de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242a2e" style:font-name="Noto Sans" fo:font-size="12pt" fo:letter-spacing="normal" fo:font-style="normal" fo:font-weight="normal" officeooo:rsid="000e8a3e" officeooo:paragraph-rsid="0071b854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officeooo:paragraph-rsid="005975ad"/>
    </style:style>
    <style:style style:name="P23" style:family="paragraph" style:parent-style-name="Standard">
      <style:paragraph-properties fo:text-align="start" style:justify-single-word="false"/>
      <style:text-properties fo:font-weight="normal" officeooo:paragraph-rsid="007fee0f" style:font-weight-asian="normal" style:font-weight-complex="normal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5975ad"/>
    </style:style>
    <style:style style:name="T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letter-spacing="normal" fo:font-style="normal" fo:font-weight="bold" officeooo:rsid="00254ce8" style:font-weight-asian="bold" style:font-weight-complex="bold"/>
    </style:style>
    <style:style style:name="T5" style:family="text">
      <style:text-properties fo:font-variant="normal" fo:text-transform="none" fo:letter-spacing="normal" fo:font-style="normal" fo:font-weight="bold" officeooo:rsid="00267a81" style:font-weight-asian="bold" style:font-weight-complex="bold"/>
    </style:style>
    <style:style style:name="T6" style:family="text">
      <style:text-properties fo:font-variant="normal" fo:text-transform="none" fo:color="#242a2e" style:font-name="Noto Sans" fo:font-size="12pt" fo:letter-spacing="normal" fo:font-style="normal" fo:font-weight="normal" officeooo:rsid="0019a3b1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242a2e" style:font-name="Noto Sans" fo:font-size="12pt" fo:letter-spacing="normal" fo:font-style="normal" fo:font-weight="normal" officeooo:rsid="0065891c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242a2e" style:font-name="Noto Sans" fo:font-size="12pt" fo:letter-spacing="normal" fo:font-style="normal" fo:font-weight="bold" officeooo:rsid="0019a3b1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242a2e" style:font-name="Noto Sans" fo:font-size="12pt" fo:letter-spacing="normal" fo:font-style="normal" officeooo:rsid="0019a3b1" style:font-size-asian="12pt" style:font-size-complex="12pt"/>
    </style:style>
    <style:style style:name="T10" style:family="text">
      <style:text-properties fo:font-variant="normal" fo:text-transform="none" fo:color="#242a2e" style:font-name="Noto Sans" fo:font-size="12pt" fo:letter-spacing="normal" fo:font-style="normal" officeooo:rsid="0065891c" style:font-size-asian="12pt" style:font-size-complex="12pt"/>
    </style:style>
    <style:style style:name="T11" style:family="text">
      <style:text-properties fo:font-variant="normal" fo:text-transform="none" style:font-name="Noto Sans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style:font-name="Noto Sans" fo:font-size="12pt" fo:letter-spacing="normal" fo:font-style="normal" fo:font-weight="normal" officeooo:rsid="00764bf1" style:font-size-asian="12pt" style:font-size-complex="12pt"/>
    </style:style>
    <style:style style:name="T13" style:family="text">
      <style:text-properties fo:font-variant="normal" fo:text-transform="none" style:font-name="Noto Sans" fo:font-size="12pt" fo:letter-spacing="normal" fo:font-style="normal" fo:font-weight="normal" officeooo:rsid="002971e6" style:font-size-asian="12pt" style:font-size-complex="12pt"/>
    </style:style>
    <style:style style:name="T14" style:family="text">
      <style:text-properties fo:font-variant="normal" fo:text-transform="none" style:font-name="Noto Sans" fo:font-size="12pt" fo:letter-spacing="normal" fo:font-style="normal" fo:font-weight="normal" officeooo:rsid="0076e513" style:font-size-asian="12pt" style:font-size-complex="12pt"/>
    </style:style>
    <style:style style:name="T15" style:family="text">
      <style:text-properties fo:font-variant="normal" fo:text-transform="none" style:font-name="Noto Sans" fo:font-size="12pt" fo:letter-spacing="normal" fo:font-style="normal" fo:font-weight="normal" officeooo:rsid="0078d2ff" style:font-size-asian="12pt" style:font-size-complex="12pt"/>
    </style:style>
    <style:style style:name="T16" style:family="text">
      <style:text-properties fo:font-variant="normal" fo:text-transform="none" style:font-name="Noto Sans" fo:font-size="12pt" fo:letter-spacing="normal" fo:font-style="normal" fo:font-weight="normal" officeooo:rsid="002551a6" style:font-size-asian="12pt" style:font-size-complex="12pt"/>
    </style:style>
    <style:style style:name="T17" style:family="text">
      <style:text-properties fo:font-variant="normal" fo:text-transform="none" style:font-name="Noto Sans" fo:font-size="12pt" fo:letter-spacing="normal" fo:font-style="normal" fo:font-weight="normal" officeooo:rsid="007aa4c4" style:font-size-asian="12pt" style:font-size-complex="12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9bddf" style:font-weight-asian="bold" style:font-weight-complex="bold"/>
    </style:style>
    <style:style style:name="T20" style:family="text">
      <style:text-properties fo:font-weight="bold" style:font-style-asian="normal" style:font-weight-asian="bold" style:font-style-complex="normal" style:font-weight-complex="bold"/>
    </style:style>
    <style:style style:name="T21" style:family="text">
      <style:text-properties fo:font-weight="bold" officeooo:rsid="005cf232" style:font-style-asian="normal" style:font-weight-asian="bold" style:font-style-complex="normal" style:font-weight-complex="bold"/>
    </style:style>
    <style:style style:name="T22" style:family="text">
      <style:text-properties style:font-weight-asian="normal" style:font-weight-complex="normal"/>
    </style:style>
    <style:style style:name="T23" style:family="text">
      <style:text-properties officeooo:rsid="007d63de" style:font-weight-asian="normal" style:font-weight-complex="normal"/>
    </style:style>
    <style:style style:name="T24" style:family="text">
      <style:text-properties officeooo:rsid="002971e6"/>
    </style:style>
    <style:style style:name="T25" style:family="text">
      <style:text-properties officeooo:rsid="002551a6"/>
    </style:style>
    <style:style style:name="T26" style:family="text">
      <style:text-properties officeooo:rsid="005975ad"/>
    </style:style>
    <style:style style:name="T27" style:family="text">
      <style:text-properties officeooo:rsid="005cf232"/>
    </style:style>
    <style:style style:name="T28" style:family="text">
      <style:text-properties officeooo:rsid="00601d94"/>
    </style:style>
    <style:style style:name="T29" style:family="text">
      <style:text-properties officeooo:rsid="00616d24"/>
    </style:style>
    <style:style style:name="T30" style:family="text">
      <style:text-properties officeooo:rsid="0064a639"/>
    </style:style>
    <style:style style:name="T31" style:family="text">
      <style:text-properties officeooo:rsid="0078d2ff"/>
    </style:style>
    <style:style style:name="T32" style:family="text">
      <style:text-properties officeooo:rsid="007aa4c4"/>
    </style:style>
    <style:style style:name="T33" style:family="text">
      <style:text-properties officeooo:rsid="007d63de"/>
    </style:style>
    <style:style style:name="T34" style:family="text">
      <style:text-properties fo:font-style="italic" officeooo:rsid="005cf232" style:font-style-asian="italic" style:font-style-complex="italic"/>
    </style:style>
    <style:style style:name="T35" style:family="text">
      <style:text-properties officeooo:rsid="005cf232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jetos:</text:p>
      <text:p text:style-name="P4"><text:span text:style-name="T1">2020 </text:span><text:span text:style-name="T2">| </text:span><text:span text:style-name="T3">“</text:span><text:span text:style-name="T4">Sem</text:span><text:span text:style-name="T3"> Pressão” </text:span><text:span text:style-name="T5">em Psicologia Educacional</text:span></text:p>
      <text:p text:style-name="P22"><text:span text:style-name="T12">S</text:span><text:span text:style-name="T11">emana de palestras, mesas de conversas (prosa) , oficinas e incentivo a leitura, </text:span><text:span text:style-name="T13">exercício</text:span><text:span text:style-name="T11"> de aptidões (talentos) afim de amenizar a tensão e estresses provocados </text:span><text:span text:style-name="T14">em</text:span><text:span text:style-name="T11"> períodos de avaliações.</text:span></text:p>
      <text:p text:style-name="P2"/>
      <text:p text:style-name="P3">2020 <text:span text:style-name="T26">|</text:span> <text:span text:style-name="T18">“Desenrola” em Psicologia Educacional</text:span></text:p>
      <text:p text:style-name="P22"><text:span text:style-name="T15">A</text:span><text:span text:style-name="T11">tividades dinâmicas de grupo ou individuais, estimulantes de criatividade, com trocadilhos, leitura, música, expressão corporal e </text:span><text:span text:style-name="T13">invenção</text:span><text:span text:style-name="T16"> e continuação de contos e parábolas</text:span><text:span text:style-name="T11">, afim de rastrear transtornos do neurodesenvolvimento e aprendizagem para </text:span><text:span text:style-name="T17">jovens</text:span><text:span text:style-name="T11">. </text:span></text:p>
      <text:p text:style-name="P2"/>
      <text:p text:style-name="P3">2020 <text:span text:style-name="T26">|</text:span> ”<text:span text:style-name="T20">Capacitação de Docentes para Inclusão de Alunos Universitários Inseridos no TEA (Transtorno do Espectro Autista)</text:span></text:p>
      <text:p text:style-name="P2">Ciclo de palestras informativas para alunos e professores universitários.</text:p>
      <text:p text:style-name="P2"/>
      <text:p text:style-name="P3">2019 <text:span text:style-name="T26">| </text:span><text:s/><text:span text:style-name="T18">“A Importância do Lazer e Bem-Estar na Terceira Idade” em</text:span></text:p>
      <text:p text:style-name="P1">Neuropsicologia do Idoso. </text:p>
      <text:p text:style-name="P2">Projeto Curricular Articulador informativa, oitiva de idosos, incentivo a cultura, lazer e bem estar.</text:p>
      <text:p text:style-name="P2"/>
      <text:p text:style-name="P3">2019 <text:span text:style-name="T26">|</text:span> <text:span text:style-name="T18">“Relacionamentos Abusivos e Violência Doméstica” em Psicologia Social</text:span></text:p>
      <text:p text:style-name="P2">Palestra Informativa em Articulação com o Dispositivo CEAM (Casa da Mulher Vítima de Violência Doméstica)</text:p>
      <text:p text:style-name="P2"/>
      <text:p text:style-name="P3">2018 <text:span text:style-name="T26">| </text:span><text:span text:style-name="T18">“Equidade Trabalhista para Mulheres “ em Direitos Humanos</text:span></text:p>
      <text:p text:style-name="P2">Palestra informativa, índices e contatos para ajuda, espaço para sugestões.</text:p>
      <text:p text:style-name="P2"/>
      <text:p text:style-name="P3">2018 <text:span text:style-name="T26">|</text:span> <text:span text:style-name="T18">NAPRE</text:span> </text:p>
      <text:p text:style-name="P3">(Núcleo de Apoio Psicossocial Reintegrador) para vítimas diretas e indiretas de abusos sexuais.</text:p>
      <text:p text:style-name="P3"/>
      <text:p text:style-name="P2">2018 <text:span text:style-name="T26">|</text:span> <text:s/><text:span text:style-name="T18">B</text:span><text:span text:style-name="T19">l</text:span><text:span text:style-name="T18">og: Estou Como...</text:span></text:p>
      <text:p text:style-name="P2">Informativo a Síndrome de Estocolmo, com elaboração de questionário e teste de rastreio, espaço para vítimas de relacionamentos abusivos se expressarem anonimamente e contatos de ajuda. </text:p>
      <text:p text:style-name="P3"/>
      <text:p text:style-name="P5">Cursos:</text:p>
      <text:p text:style-name="P8">2020 <text:span text:style-name="T27">|</text:span> <text:span text:style-name="T18">Desafios Atuais da Motivação nas Organizações</text:span><text:span text:style-name="T22"> - </text:span><text:span text:style-name="T23">FGV</text:span></text:p>
      <text:p text:style-name="P9"/>
      <text:p text:style-name="P10">2020 <text:span text:style-name="T27">|</text:span> <text:span text:style-name="T18">Saúde física e Mental na Internet</text:span> – FGV</text:p>
      <text:p text:style-name="P10"/>
      <text:p text:style-name="P10">2019 <text:span text:style-name="T27">|</text:span> <text:s/><text:span text:style-name="T18">Psicometria</text:span> - Mago Testes Psicológicos</text:p>
      <text:p text:style-name="P9"><text:s/></text:p>
      <text:p text:style-name="P10">2018 <text:span text:style-name="T27">|</text:span> <text:span text:style-name="T18">Dinâmica de Grupo em Psicologia Organizacional</text:span> - Clínica Mentes</text:p>
      <text:p text:style-name="P11"/>
      <text:p text:style-name="P10">2018 <text:span text:style-name="T27">| </text:span><text:span text:style-name="T21">Acolhimento em <text:s/>Psicologia Clínica</text:span><text:span text:style-name="T27"> - </text:span>Clínica Mote</text:p>
      <text:p text:style-name="P9"/>
      <text:p text:style-name="P12">2018 <text:span text:style-name="T28">| </text:span><text:span text:style-name="T18">Sexologia Forense: Transtornos Sexuais e Parafilias</text:span> - Helix Cursos</text:p>
      <text:p text:style-name="P13"/>
      <text:p text:style-name="P20">2018 <text:span text:style-name="T28">|</text:span> <text:span text:style-name="T18">Psicopatologia Forense: Mentes Criminosas</text:span> - Helix Cursos</text:p>
      <text:p text:style-name="P21"/>
      <text:p text:style-name="P17">2016 <text:span text:style-name="T28">| </text:span><text:span text:style-name="T18">Produtos, Marcas e Serviços</text:span> - FGV</text:p>
      <text:p text:style-name="P14"/>
      <text:p text:style-name="P16">2014 <text:span text:style-name="T29">| </text:span><text:span text:style-name="T18">Fundamentos da Gestão de Custos</text:span> -<text:span text:style-name="T29"> </text:span>FGV</text:p>
      <text:p text:style-name="P14"/>
      <text:p text:style-name="P18">2014 <text:span text:style-name="T30">|</text:span> <text:span text:style-name="T18">Introdução a Administração Estratégica</text:span> - FGV</text:p>
      <text:p text:style-name="P14"/>
      <text:p text:style-name="P19">2014 <text:span text:style-name="T30">| </text:span><text:span text:style-name="T18">Recursos Humanos</text:span> - FGV</text:p>
      <text:p text:style-name="P14"><text:s/></text:p>
      <text:p text:style-name="P19">2013 <text:span text:style-name="T30">| </text:span><text:span text:style-name="T18">Massas e Molhos</text:span> - Senac</text:p>
      <text:p text:style-name="P15"/>
      <text:p text:style-name="P19">2013 <text:span text:style-name="T30">| </text:span><text:span text:style-name="T18">Churrasqueiro</text:span> - Senac</text:p>
      <text:p text:style-name="P14"/>
      <text:p text:style-name="P19">2007 <text:span text:style-name="T30">| </text:span><text:span text:style-name="T18">Técnico em Administração</text:span> - Senac</text:p>
      <text:p text:style-name="P14"/>
      <text:p text:style-name="P23"><text:span text:style-name="T9">2003 </text:span><text:span text:style-name="T10">|</text:span><text:span text:style-name="T9"> </text:span><text:span text:style-name="T8">Telemarketing</text:span><text:span text:style-name="T9"> - Senac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1cm" fo:margin-bottom="1.401cm" fo:margin-left="1.401cm" fo:margin-right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>
          <style:column-sep style:width="0.009cm" style:color="#000000" style:height="100%" style:style="solid"/>
          <style:column style:rel-width="6377*" fo:start-indent="0cm" fo:end-indent="0.249cm"/>
          <style:column style:rel-width="3941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08:19:32.763441701</meta:creation-date>
    <meta:generator>LibreOffice/6.4.6.2$Linux_X86_64 LibreOffice_project/40$Build-2</meta:generator>
    <dc:date>2021-01-12T15:05:27.518784820</dc:date>
    <meta:editing-duration>PT2H6M20S</meta:editing-duration>
    <meta:editing-cycles>97</meta:editing-cycles>
    <meta:document-statistic meta:table-count="0" meta:image-count="0" meta:object-count="0" meta:page-count="1" meta:paragraph-count="36" meta:word-count="345" meta:character-count="2283" meta:non-whitespace-character-count="1961"/>
  </office:meta>
</office:document-meta>
</file>